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Ultrafine_20_Dashed"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ashed" svg:stroke-width="0.102cm" draw:marker-start="" draw:marker-start-width="0.33cm" draw:marker-end-width="0.457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022cm"/>
    </style:style>
    <style:style style:name="gr6" style:family="graphic" style:parent-style-name="standard">
      <style:graphic-properties svg:stroke-width="0.051cm" svg:stroke-color="#0000ff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opacity="40%" draw:textarea-horizontal-align="center" draw:textarea-vertical-align="middle" draw:shadow-opacity="40%"/>
    </style:style>
    <style:style style:name="gr8" style:family="graphic" style:parent-style-name="standard">
      <style:graphic-properties svg:stroke-width="0.051cm" svg:stroke-color="#ff0000" draw:marker-start="Arrow" draw:marker-start-width="0.229cm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-color="#00ff00" draw:opacity="40%" draw:textarea-horizontal-align="center" draw:textarea-vertical-align="middle" draw:shadow-opacity="40%"/>
    </style:style>
    <style:style style:name="gr11" style:family="graphic" style:parent-style-name="standard">
      <style:graphic-properties svg:stroke-width="0.051cm" svg:stroke-color="#000000" draw:marker-start="Arrow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opacity="50%" draw:textarea-horizontal-align="center" draw:textarea-vertical-align="middle" draw:shadow-opacity="50%"/>
    </style:style>
    <style:style style:name="gr13" style:family="graphic" style:parent-style-name="standard">
      <style:graphic-properties svg:stroke-width="0.051cm" svg:stroke-color="#99ccff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>
      <style:text-properties fo:color="#0000ff"/>
    </style:style>
    <style:style style:name="P5" style:family="paragraph">
      <style:text-properties fo:color="#00ff00"/>
    </style:style>
    <style:style style:name="P6" style:family="paragraph">
      <style:paragraph-properties fo:text-align="center"/>
      <style:text-properties fo:color="#ff0000"/>
    </style:style>
    <style:style style:name="P7" style:family="paragraph">
      <style:paragraph-properties fo:text-align="center"/>
      <style:text-properties fo:color="#99ccff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/>
    </style:style>
    <style:style style:name="T4" style:family="text">
      <style:text-properties fo:color="#0000ff"/>
    </style:style>
    <style:style style:name="T5" style:family="text">
      <style:text-properties fo:color="#00ff00"/>
    </style:style>
    <style:style style:name="T6" style:family="text">
      <style:text-properties fo:color="#ff0000"/>
    </style:style>
    <style:style style:name="T7" style:family="text">
      <style:text-properties fo:color="#99ccff"/>
    </style:style>
    <style:style style:name="T8" style:family="text">
      <style:text-properties style:text-position="0% 100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12.595cm" svg:y1="11.67cm" svg:x2="13.718cm" svg:y2="11.706cm">
          <text:p/>
        </draw:line>
        <draw:line draw:style-name="gr1" draw:text-style-name="P1" draw:layer="layout" svg:x1="11.094cm" svg:y1="6.76cm" svg:x2="15.017cm" svg:y2="6.741cm">
          <text:p/>
        </draw:line>
        <draw:line draw:style-name="gr1" draw:text-style-name="P1" draw:layer="layout" svg:x1="11.708cm" svg:y1="9.077cm" svg:x2="14.499cm" svg:y2="9.08cm">
          <text:p/>
        </draw:line>
        <draw:line draw:style-name="gr1" draw:text-style-name="P1" draw:layer="layout" svg:x1="12.297cm" svg:y1="11.071cm" svg:x2="13.925cm" svg:y2="11.108cm">
          <text:p/>
        </draw:line>
        <draw:path draw:style-name="gr2" draw:text-style-name="P1" draw:layer="layout" svg:width="10.604cm" svg:height="9.979cm" svg:x="10.309cm" svg:y="2.494cm" svg:viewBox="0 0 10605 9980" svg:d="m0 0c22 179 630 3552 654 3660 365 1615 473 1845 477 1788l623 2418 406 1163 250 459 218 352 293 140 363-326 186-595 430-1507 474-1813 287-1377 399-1087 507-508 580-253 756-140 1056-114 1464-73h1182">
          <text:p/>
        </draw:path>
        <draw:line draw:style-name="gr3" draw:text-style-name="P1" draw:layer="layout" svg:x1="8.274cm" svg:y1="3.288cm" svg:x2="8.273cm" svg:y2="22.022cm">
          <text:p/>
        </draw:line>
        <draw:frame draw:style-name="gr4" draw:text-style-name="P3" draw:layer="layout" svg:width="0.925cm" svg:height="0.962cm" svg:x="6.975cm" svg:y="3.239cm">
          <draw:text-box>
            <text:p text:style-name="P2"><text:span text:style-name="T1">E</text:span></text:p>
          </draw:text-box>
        </draw:frame>
        <draw:frame draw:style-name="gr5" draw:layer="layout" svg:width="5.319cm" svg:height="1.114cm" svg:x="9.81cm" svg:y="6.892cm">
          <draw:text-box>
            <text:p><text:span text:style-name="T2">S</text:span><text:span text:style-name="T3">1</text:span></text:p>
          </draw:text-box>
        </draw:frame>
        <draw:line draw:style-name="gr3" draw:text-style-name="P1" draw:layer="layout" svg:x1="18.989cm" svg:y1="22.016cm" svg:x2="8.303cm" svg:y2="22.016cm">
          <text:p/>
        </draw:line>
        <draw:frame draw:style-name="gr4" draw:text-style-name="P3" draw:layer="layout" svg:width="0.959cm" svg:height="0.962cm" svg:x="18.219cm" svg:y="22.246cm">
          <draw:text-box>
            <text:p><text:span text:style-name="T1">R</text:span></text:p>
          </draw:text-box>
        </draw:frame>
        <draw:line draw:style-name="gr1" draw:text-style-name="P1" draw:layer="layout" svg:x1="12.093cm" svg:y1="10.498cm" svg:x2="14.092cm" svg:y2="10.516cm">
          <text:p/>
        </draw:line>
        <draw:line draw:style-name="gr1" draw:text-style-name="P1" draw:layer="layout" svg:x1="11.908cm" svg:y1="9.795cm" svg:x2="14.258cm" svg:y2="9.813cm">
          <text:p/>
        </draw:line>
        <draw:line draw:style-name="gr1" draw:text-style-name="P1" draw:layer="layout" svg:x1="11.538cm" svg:y1="8.296cm" svg:x2="14.647cm" svg:y2="8.277cm">
          <text:p/>
        </draw:line>
        <draw:line draw:style-name="gr1" draw:text-style-name="P1" draw:layer="layout" svg:x1="11.273cm" svg:y1="7.519cm" svg:x2="14.813cm" svg:y2="7.519cm">
          <text:p/>
        </draw:line>
        <draw:line draw:style-name="gr1" draw:text-style-name="P1" draw:layer="layout" svg:x1="10.934cm" svg:y1="5.954cm" svg:x2="15.294cm" svg:y2="5.946cm">
          <text:p/>
        </draw:line>
        <draw:line draw:style-name="gr1" draw:text-style-name="P1" draw:layer="layout" svg:x1="13.379cm" svg:y1="21.077cm" svg:x2="14.502cm" svg:y2="21.113cm">
          <text:p/>
        </draw:line>
        <draw:line draw:style-name="gr1" draw:text-style-name="P1" draw:layer="layout" svg:x1="11.895cm" svg:y1="16.16cm" svg:x2="15.818cm" svg:y2="16.141cm">
          <text:p/>
        </draw:line>
        <draw:line draw:style-name="gr1" draw:text-style-name="P1" draw:layer="layout" svg:x1="12.509cm" svg:y1="18.477cm" svg:x2="15.3cm" svg:y2="18.48cm">
          <text:p/>
        </draw:line>
        <draw:line draw:style-name="gr1" draw:text-style-name="P1" draw:layer="layout" svg:x1="13.098cm" svg:y1="20.471cm" svg:x2="14.726cm" svg:y2="20.508cm">
          <text:p/>
        </draw:line>
        <draw:path draw:style-name="gr2" draw:text-style-name="P1" draw:layer="layout" svg:width="10.604cm" svg:height="9.979cm" svg:x="11.11cm" svg:y="11.894cm" svg:viewBox="0 0 10605 9980" svg:d="m0 0c22 179 630 3552 654 3660 365 1615 473 1845 477 1788l623 2418 406 1163 250 459 218 352 293 140 363-326 186-595 430-1507 474-1813 287-1377 399-1087 507-508 580-253 756-140 1056-114 1464-73h1182">
          <text:p/>
        </draw:path>
        <draw:frame draw:style-name="gr5" draw:layer="layout" svg:width="5.815cm" svg:height="1.114cm" svg:x="10.174cm" svg:y="17.758cm">
          <draw:text-box>
            <text:p><text:span text:style-name="T2">S</text:span><text:span text:style-name="T3">0</text:span></text:p>
          </draw:text-box>
        </draw:frame>
        <draw:line draw:style-name="gr1" draw:text-style-name="P1" draw:layer="layout" svg:x1="12.894cm" svg:y1="19.898cm" svg:x2="14.893cm" svg:y2="19.916cm">
          <text:p/>
        </draw:line>
        <draw:line draw:style-name="gr1" draw:text-style-name="P1" draw:layer="layout" svg:x1="12.709cm" svg:y1="19.195cm" svg:x2="15.059cm" svg:y2="19.213cm">
          <text:p/>
        </draw:line>
        <draw:line draw:style-name="gr1" draw:text-style-name="P1" draw:layer="layout" svg:x1="12.339cm" svg:y1="17.696cm" svg:x2="15.448cm" svg:y2="17.677cm">
          <text:p/>
        </draw:line>
        <draw:line draw:style-name="gr1" draw:text-style-name="P1" draw:layer="layout" svg:x1="12.074cm" svg:y1="16.919cm" svg:x2="15.614cm" svg:y2="16.919cm">
          <text:p/>
        </draw:line>
        <draw:line draw:style-name="gr1" draw:text-style-name="P1" draw:layer="layout" svg:x1="11.735cm" svg:y1="15.354cm" svg:x2="16.095cm" svg:y2="15.346cm">
          <text:p/>
        </draw:line>
        <draw:line draw:style-name="gr6" draw:text-style-name="P1" draw:layer="layout" svg:x1="13.61cm" svg:y1="21.047cm" svg:x2="13.594cm" svg:y2="8.315cm">
          <text:p/>
        </draw:line>
        <draw:rect draw:style-name="gr7" draw:text-style-name="P1" draw:layer="layout" svg:width="0.928cm" svg:height="15.663cm" svg:x="13.368cm" svg:y="5.455cm">
          <text:p/>
        </draw:rect>
        <draw:line draw:style-name="gr8" draw:text-style-name="P1" draw:layer="layout" svg:x1="12.573cm" svg:y1="9.811cm" svg:x2="12.556cm" svg:y2="9.072cm">
          <text:p/>
        </draw:line>
        <draw:path draw:style-name="gr9" draw:text-style-name="P1" draw:layer="layout" svg:width="1.195cm" svg:height="0.523cm" svg:x="13.339cm" svg:y="20.608cm" svg:viewBox="0 0 1196 524" svg:d="m0 519c196-112 246-157 246-157l207-278 137-84 88 56 130 156 159 190 229 122">
          <text:p/>
        </draw:path>
        <draw:rect draw:style-name="gr10" draw:text-style-name="P1" draw:layer="layout" svg:width="1.063cm" svg:height="5.523cm" svg:x="15.217cm" svg:y="12.708cm">
          <text:p/>
        </draw:rect>
        <draw:line draw:style-name="gr11" draw:text-style-name="P1" draw:layer="layout" svg:x1="15.675cm" svg:y1="16.129cm" svg:x2="15.672cm" svg:y2="12.711cm">
          <text:p/>
        </draw:line>
        <draw:line draw:style-name="gr8" draw:text-style-name="P1" draw:layer="layout" svg:x1="14.774cm" svg:y1="16.912cm" svg:x2="14.757cm" svg:y2="16.173cm">
          <text:p/>
        </draw:line>
        <draw:line draw:style-name="gr8" draw:text-style-name="P1" draw:layer="layout" svg:x1="14.675cm" svg:y1="17.713cm" svg:x2="14.654cm" svg:y2="16.924cm">
          <text:p/>
        </draw:line>
        <draw:line draw:style-name="gr8" draw:text-style-name="P1" draw:layer="layout" svg:x1="14.576cm" svg:y1="18.514cm" svg:x2="14.556cm" svg:y2="17.686cm">
          <text:p/>
        </draw:line>
        <draw:line draw:style-name="gr8" draw:text-style-name="P1" draw:layer="layout" svg:x1="14.477cm" svg:y1="19.215cm" svg:x2="14.458cm" svg:y2="18.502cm">
          <text:p/>
        </draw:line>
        <draw:line draw:style-name="gr8" draw:text-style-name="P1" draw:layer="layout" svg:x1="14.378cm" svg:y1="19.894cm" svg:x2="14.36cm" svg:y2="19.243cm">
          <text:p/>
        </draw:line>
        <draw:line draw:style-name="gr8" draw:text-style-name="P1" draw:layer="layout" svg:x1="14.284cm" svg:y1="20.495cm" svg:x2="14.262cm" svg:y2="19.911cm">
          <text:p/>
        </draw:line>
        <draw:line draw:style-name="gr8" draw:text-style-name="P1" draw:layer="layout" svg:x1="14.164cm" svg:y1="21.105cm" svg:x2="14.163cm" svg:y2="20.479cm">
          <text:p/>
        </draw:line>
        <draw:frame draw:style-name="gr4" draw:text-style-name="P4" draw:layer="layout" svg:width="3.457cm" svg:height="0.962cm" draw:transform="rotate (1.56678206951501) translate (12.656cm 15.603cm)">
          <draw:text-box>
            <text:p><text:span text:style-name="T4">absorption</text:span></text:p>
          </draw:text-box>
        </draw:frame>
        <draw:frame draw:style-name="gr4" draw:text-style-name="P5" draw:layer="layout" svg:width="5.18cm" svg:height="0.962cm" draw:transform="rotate (1.57638138040098) translate (16.086cm 17.901cm)">
          <draw:text-box>
            <text:p><text:span text:style-name="T5">phosphoresence</text:span></text:p>
          </draw:text-box>
        </draw:frame>
        <draw:frame draw:style-name="gr4" draw:text-style-name="P6" draw:layer="layout" svg:width="3.385cm" svg:height="1.673cm" svg:x="15.12cm" svg:y="18.62cm">
          <draw:text-box>
            <text:p text:style-name="P1"><text:span text:style-name="T6">vibrational</text:span></text:p>
            <text:p text:style-name="P1"><text:span text:style-name="T6">relaxation</text:span></text:p>
          </draw:text-box>
        </draw:frame>
        <draw:frame draw:style-name="gr4" draw:text-style-name="P6" draw:layer="layout" svg:width="3.385cm" svg:height="1.673cm" svg:x="17.337cm" svg:y="10.821cm">
          <draw:text-box>
            <text:p text:style-name="P1"><text:span text:style-name="T6">vibrational</text:span></text:p>
            <text:p text:style-name="P1"><text:span text:style-name="T6">relaxation</text:span></text:p>
          </draw:text-box>
        </draw:frame>
        <draw:path draw:style-name="gr9" draw:text-style-name="P1" draw:layer="layout" svg:width="1.195cm" svg:height="0.523cm" svg:x="15.146cm" svg:y="12.147cm" svg:viewBox="0 0 1196 524" svg:d="m0 519c196-112 246-157 246-157l207-278 137-84 88 56 130 156 159 190 229 122">
          <text:p/>
        </draw:path>
        <draw:line draw:style-name="gr1" draw:text-style-name="P1" draw:layer="layout" svg:x1="15.179cm" svg:y1="12.677cm" svg:x2="16.302cm" svg:y2="12.713cm">
          <text:p/>
        </draw:line>
        <draw:line draw:style-name="gr1" draw:text-style-name="P1" draw:layer="layout" svg:x1="13.723cm" svg:y1="7.712cm" svg:x2="17.646cm" svg:y2="7.693cm">
          <text:p/>
        </draw:line>
        <draw:line draw:style-name="gr1" draw:text-style-name="P1" draw:layer="layout" svg:x1="14.337cm" svg:y1="10.029cm" svg:x2="17.128cm" svg:y2="10.032cm">
          <text:p/>
        </draw:line>
        <draw:line draw:style-name="gr1" draw:text-style-name="P1" draw:layer="layout" svg:x1="14.898cm" svg:y1="12.071cm" svg:x2="16.526cm" svg:y2="12.108cm">
          <text:p/>
        </draw:line>
        <draw:path draw:style-name="gr2" draw:text-style-name="P1" draw:layer="layout" svg:width="10.604cm" svg:height="9.979cm" svg:x="12.91cm" svg:y="3.494cm" svg:viewBox="0 0 10605 9980" svg:d="m0 0c22 179 630 3552 654 3660 365 1615 473 1845 477 1788l623 2418 406 1163 250 459 218 352 293 140 363-326 186-595 430-1507 474-1813 287-1377 399-1087 507-508 580-253 756-140 1056-114 1464-73h1182">
          <text:p/>
        </draw:path>
        <draw:line draw:style-name="gr1" draw:text-style-name="P1" draw:layer="layout" svg:x1="14.694cm" svg:y1="11.498cm" svg:x2="16.693cm" svg:y2="11.516cm">
          <text:p/>
        </draw:line>
        <draw:line draw:style-name="gr1" draw:text-style-name="P1" draw:layer="layout" svg:x1="14.537cm" svg:y1="10.747cm" svg:x2="16.887cm" svg:y2="10.765cm">
          <text:p/>
        </draw:line>
        <draw:line draw:style-name="gr1" draw:text-style-name="P1" draw:layer="layout" svg:x1="14.167cm" svg:y1="9.248cm" svg:x2="17.276cm" svg:y2="9.229cm">
          <text:p/>
        </draw:line>
        <draw:line draw:style-name="gr1" draw:text-style-name="P1" draw:layer="layout" svg:x1="13.902cm" svg:y1="8.471cm" svg:x2="17.442cm" svg:y2="8.471cm">
          <text:p/>
        </draw:line>
        <draw:line draw:style-name="gr1" draw:text-style-name="P1" draw:layer="layout" svg:x1="13.563cm" svg:y1="6.906cm" svg:x2="17.923cm" svg:y2="6.898cm">
          <text:p/>
        </draw:line>
        <draw:line draw:style-name="gr8" draw:text-style-name="P1" draw:layer="layout" svg:x1="15.174cm" svg:y1="10.811cm" svg:x2="15.157cm" svg:y2="10.072cm">
          <text:p/>
        </draw:line>
        <draw:line draw:style-name="gr8" draw:text-style-name="P1" draw:layer="layout" svg:x1="15.375cm" svg:y1="11.547cm" svg:x2="15.358cm" svg:y2="10.808cm">
          <text:p/>
        </draw:line>
        <draw:line draw:style-name="gr8" draw:text-style-name="P1" draw:layer="layout" svg:x1="15.518cm" svg:y1="12.096cm" svg:x2="15.498cm" svg:y2="11.509cm">
          <text:p/>
        </draw:line>
        <draw:line draw:style-name="gr8" draw:text-style-name="P1" draw:layer="layout" svg:x1="15.709cm" svg:y1="12.706cm" svg:x2="15.699cm" svg:y2="12.11cm">
          <text:p/>
        </draw:line>
        <draw:line draw:style-name="gr8" draw:text-style-name="P1" draw:layer="layout" svg:x1="12.974cm" svg:y1="9.112cm" svg:x2="12.975cm" svg:y2="8.319cm">
          <text:p/>
        </draw:line>
        <draw:ellipse draw:style-name="gr12" draw:text-style-name="P1" draw:layer="layout" svg:width="0.743cm" svg:height="0.616cm" svg:x="13.862cm" svg:y="9.478cm">
          <text:p/>
        </draw:ellipse>
        <draw:line draw:style-name="gr13" draw:text-style-name="P1" draw:layer="layout" svg:x1="19.118cm" svg:y1="7.72cm" svg:x2="14.533cm" svg:y2="9.659cm">
          <text:p/>
        </draw:line>
        <draw:frame draw:style-name="gr4" draw:text-style-name="P7" draw:layer="layout" svg:width="1.56cm" svg:height="0.962cm" svg:x="19.038cm" svg:y="7.222cm">
          <draw:text-box>
            <text:p text:style-name="P7"><text:span text:style-name="T7">ISC</text:span></text:p>
          </draw:text-box>
        </draw:frame>
        <draw:frame draw:style-name="gr5" draw:layer="layout" svg:width="5.319cm" svg:height="1.114cm" svg:x="20.811cm" svg:y="5.895cm">
          <draw:text-box>
            <text:p><text:span text:style-name="T8">T</text:span>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Linux OpenOffice.org_project/330m18$Build-9556</meta:generator>
    <meta:initial-creator>Jussi Eloranta</meta:initial-creator>
    <meta:creation-date>2007-12-23T01:27:53</meta:creation-date>
    <dc:creator>Jussi Eloranta</dc:creator>
    <dc:date>2011-01-14T13:11:15</dc:date>
    <meta:editing-cycles>58</meta:editing-cycles>
    <meta:editing-duration>PT3H13M4S</meta:editing-duration>
    <meta:document-statistic meta:object-count="63"/>
    <meta:user-defined meta:name="Info 1"/>
    <meta:user-defined meta:name="Info 2"/>
    <meta:user-defined meta:name="Info 3"/>
    <meta:user-defined meta:name="Info 4"/>
  </office:meta>
</office:document-meta>
</file>